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andag 07/03</text:p>
      <text:p text:style-name="Standard"/>
      <text:p text:style-name="Standard">Wat ik gedaan heb.</text:p>
      <text:p text:style-name="Standard"/>
      <text:p text:style-name="Standard">Kennis gemaakt met het project.</text:p>
      <text:p text:style-name="Standard">MongoDB geinstalleerd en leren gebruiken.</text:p>
      <text:p text:style-name="Standard">Code gelezen van vorige stagiars.</text:p>
      <text:p text:style-name="Standard"/>
      <text:p text:style-name="Standard">--------------------------</text:p>
      <text:p text:style-name="Standard"/>
      <text:p text:style-name="P1">Dinsdag 08/03</text:p>
      <text:p text:style-name="Standard"/>
      <text:p text:style-name="Standard">Wat ik gedaan heb.</text:p>
      <text:p text:style-name="Standard"/>
      <text:p text:style-name="Standard">Script bekeken vorige stagiair</text:p>
      <text:p text:style-name="Standard">D3js studie en eerste scriptje</text:p>
      <text:p text:style-name="Standard"/>
      <text:p text:style-name="Standard">Wat ik geleerd heb</text:p>
      <text:p text:style-name="Standard">D3js grafiek maken van 1 datapunt, van meerdere datapunten misschien (weet nog niet of dat de beste toepassing is)</text:p>
      <text:p text:style-name="Standard"/>
      <text:p text:style-name="Standard">-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07T16:49:58.73</meta:creation-date>
    <dc:date>2016-03-08T19:07:47.86</dc:date>
    <meta:editing-duration>PT3M15S</meta:editing-duration>
    <meta:editing-cycles>3</meta:editing-cycles>
    <meta:generator>OpenOffice/4.1.1$Win32 OpenOffice.org_project/411m6$Build-9775</meta:generator>
    <meta:document-statistic meta:table-count="0" meta:image-count="0" meta:object-count="0" meta:page-count="1" meta:paragraph-count="13" meta:word-count="61" meta:character-count="411"/>
  </office:meta>
</office:document-meta>
</file>